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2255d7" officeooo:paragraph-rsid="002255d7"/>
    </style:style>
    <style:style style:name="P2" style:family="paragraph" style:parent-style-name="Standard">
      <style:text-properties officeooo:rsid="002664e1" officeooo:paragraph-rsid="002664e1"/>
    </style:style>
    <style:style style:name="P3" style:family="paragraph" style:parent-style-name="Standard">
      <style:text-properties officeooo:rsid="00212ef8" officeooo:paragraph-rsid="00202be1"/>
    </style:style>
    <style:style style:name="P4" style:family="paragraph" style:parent-style-name="Standard">
      <style:text-properties officeooo:paragraph-rsid="002d64ec"/>
    </style:style>
    <style:style style:name="P5" style:family="paragraph" style:parent-style-name="Standard">
      <style:text-properties officeooo:rsid="0034a870" officeooo:paragraph-rsid="0034a870"/>
    </style:style>
    <style:style style:name="P6" style:family="paragraph" style:parent-style-name="Standard">
      <style:text-properties officeooo:rsid="003a41df" officeooo:paragraph-rsid="003a41df"/>
    </style:style>
    <style:style style:name="P7" style:family="paragraph" style:parent-style-name="Standard">
      <style:text-properties officeooo:rsid="003e4270" officeooo:paragraph-rsid="003e4270"/>
    </style:style>
    <style:style style:name="P8" style:family="paragraph" style:parent-style-name="Standard">
      <style:text-properties officeooo:rsid="0042c553" officeooo:paragraph-rsid="0042c553"/>
    </style:style>
    <style:style style:name="P9" style:family="paragraph" style:parent-style-name="Standard">
      <style:text-properties officeooo:rsid="0043e606" officeooo:paragraph-rsid="0043e606"/>
    </style:style>
    <style:style style:name="P10" style:family="paragraph" style:parent-style-name="Standard">
      <style:text-properties officeooo:rsid="0046ab21" officeooo:paragraph-rsid="0046ab21"/>
    </style:style>
    <style:style style:name="P11" style:family="paragraph" style:parent-style-name="Standard">
      <style:text-properties officeooo:rsid="00202be1" officeooo:paragraph-rsid="00202be1"/>
    </style:style>
    <style:style style:name="P12" style:family="paragraph" style:parent-style-name="Standard">
      <style:text-properties officeooo:rsid="004852bf" officeooo:paragraph-rsid="004852bf"/>
    </style:style>
    <style:style style:name="P13" style:family="paragraph" style:parent-style-name="Standard">
      <style:text-properties officeooo:rsid="004bd794" officeooo:paragraph-rsid="004bd794"/>
    </style:style>
    <style:style style:name="P14" style:family="paragraph" style:parent-style-name="Standard">
      <style:text-properties officeooo:rsid="004c55a3" officeooo:paragraph-rsid="004c55a3"/>
    </style:style>
    <style:style style:name="P15" style:family="paragraph" style:parent-style-name="Standard">
      <style:text-properties officeooo:rsid="004e098c" officeooo:paragraph-rsid="004e098c"/>
    </style:style>
    <style:style style:name="P16" style:family="paragraph" style:parent-style-name="Standard">
      <style:text-properties officeooo:rsid="00509206" officeooo:paragraph-rsid="00509206"/>
    </style:style>
    <style:style style:name="P17" style:family="paragraph" style:parent-style-name="Standard">
      <style:text-properties officeooo:rsid="0056d498" officeooo:paragraph-rsid="0056d498"/>
    </style:style>
    <style:style style:name="P18" style:family="paragraph" style:parent-style-name="Standard">
      <style:text-properties officeooo:rsid="0058c2e7" officeooo:paragraph-rsid="0058c2e7"/>
    </style:style>
    <style:style style:name="P19" style:family="paragraph" style:parent-style-name="Standard">
      <style:text-properties officeooo:rsid="00733ff8" officeooo:paragraph-rsid="0058c2e7"/>
    </style:style>
    <style:style style:name="P20" style:family="paragraph" style:parent-style-name="Standard">
      <style:text-properties officeooo:rsid="00733ff8" officeooo:paragraph-rsid="00733ff8"/>
    </style:style>
    <style:style style:name="P21" style:family="paragraph" style:parent-style-name="Standard">
      <style:text-properties officeooo:rsid="0073fc69" officeooo:paragraph-rsid="0073fc69"/>
    </style:style>
    <style:style style:name="P22" style:family="paragraph" style:parent-style-name="Standard">
      <style:text-properties officeooo:rsid="0081f021" officeooo:paragraph-rsid="0081f021"/>
    </style:style>
    <style:style style:name="P23" style:family="paragraph" style:parent-style-name="Standard">
      <style:text-properties officeooo:rsid="0083c957" officeooo:paragraph-rsid="0083c957"/>
    </style:style>
    <style:style style:name="P24" style:family="paragraph" style:parent-style-name="Standard">
      <style:text-properties officeooo:rsid="00947442" officeooo:paragraph-rsid="00947442"/>
    </style:style>
    <style:style style:name="P25" style:family="paragraph" style:parent-style-name="Standard">
      <style:text-properties officeooo:rsid="00982099" officeooo:paragraph-rsid="00982099"/>
    </style:style>
    <style:style style:name="P26" style:family="paragraph" style:parent-style-name="Standard" style:list-style-name="L1">
      <style:text-properties officeooo:rsid="004852bf" officeooo:paragraph-rsid="004852bf"/>
    </style:style>
    <style:style style:name="P27" style:family="paragraph" style:parent-style-name="Standard" style:list-style-name="L2">
      <style:text-properties officeooo:rsid="0023742a" officeooo:paragraph-rsid="0023742a"/>
    </style:style>
    <style:style style:name="P28" style:family="paragraph" style:parent-style-name="Standard" style:list-style-name="L2">
      <style:text-properties officeooo:rsid="00212ef8" officeooo:paragraph-rsid="00212ef8"/>
    </style:style>
    <style:style style:name="P29" style:family="paragraph" style:parent-style-name="Standard" style:list-style-name="L2">
      <style:text-properties officeooo:rsid="002255d7" officeooo:paragraph-rsid="002255d7"/>
    </style:style>
    <style:style style:name="P30" style:family="paragraph" style:parent-style-name="Standard" style:list-style-name="L3">
      <style:text-properties officeooo:rsid="004bd794" officeooo:paragraph-rsid="004bd794"/>
    </style:style>
    <style:style style:name="P31" style:family="paragraph" style:parent-style-name="Standard" style:list-style-name="L4">
      <style:text-properties officeooo:rsid="004c55a3" officeooo:paragraph-rsid="004c55a3"/>
    </style:style>
    <style:style style:name="P32" style:family="paragraph" style:parent-style-name="Standard" style:list-style-name="L4">
      <style:text-properties officeooo:rsid="004e22a1" officeooo:paragraph-rsid="004e22a1"/>
    </style:style>
    <style:style style:name="P33" style:family="paragraph" style:parent-style-name="Standard" style:list-style-name="L5">
      <style:text-properties officeooo:rsid="0034a870" officeooo:paragraph-rsid="0034a870"/>
    </style:style>
    <style:style style:name="P34" style:family="paragraph" style:parent-style-name="Standard" style:list-style-name="L5">
      <style:text-properties officeooo:rsid="00365a53" officeooo:paragraph-rsid="00365a53"/>
    </style:style>
    <style:style style:name="P35" style:family="paragraph" style:parent-style-name="Standard" style:list-style-name="L5">
      <style:text-properties officeooo:rsid="0037f195" officeooo:paragraph-rsid="0037f195"/>
    </style:style>
    <style:style style:name="P36" style:family="paragraph" style:parent-style-name="Standard" style:list-style-name="L5">
      <style:text-properties officeooo:rsid="00383860" officeooo:paragraph-rsid="00383860"/>
    </style:style>
    <style:style style:name="P37" style:family="paragraph" style:parent-style-name="Standard" style:list-style-name="L6">
      <style:text-properties officeooo:paragraph-rsid="002d64ec"/>
    </style:style>
    <style:style style:name="P38" style:family="paragraph" style:parent-style-name="Standard" style:list-style-name="L6">
      <style:text-properties officeooo:rsid="00285d16" officeooo:paragraph-rsid="00285d16"/>
    </style:style>
    <style:style style:name="P39" style:family="paragraph" style:parent-style-name="Standard" style:list-style-name="L6">
      <style:text-properties officeooo:rsid="0028bef4" officeooo:paragraph-rsid="002c964e"/>
    </style:style>
    <style:style style:name="P40" style:family="paragraph" style:parent-style-name="Standard" style:list-style-name="L6">
      <style:text-properties officeooo:rsid="002f53e6" officeooo:paragraph-rsid="002f53e6"/>
    </style:style>
    <style:style style:name="P41" style:family="paragraph" style:parent-style-name="Standard" style:list-style-name="L6">
      <style:text-properties officeooo:rsid="00313adb" officeooo:paragraph-rsid="00313adb"/>
    </style:style>
    <style:style style:name="P42" style:family="paragraph" style:parent-style-name="Standard" style:list-style-name="L7">
      <style:text-properties officeooo:rsid="003a41df" officeooo:paragraph-rsid="003a41df"/>
    </style:style>
    <style:style style:name="P43" style:family="paragraph" style:parent-style-name="Standard" style:list-style-name="L7">
      <style:text-properties officeooo:rsid="003c1156" officeooo:paragraph-rsid="003c1156"/>
    </style:style>
    <style:style style:name="P44" style:family="paragraph" style:parent-style-name="Standard" style:list-style-name="L7">
      <style:text-properties officeooo:rsid="003e4270" officeooo:paragraph-rsid="003e4270"/>
    </style:style>
    <style:style style:name="P45" style:family="paragraph" style:parent-style-name="Standard" style:list-style-name="L8">
      <style:text-properties officeooo:rsid="0046ab21" officeooo:paragraph-rsid="0046ab21"/>
    </style:style>
    <style:style style:name="P46" style:family="paragraph" style:parent-style-name="Standard" style:list-style-name="L9">
      <style:text-properties officeooo:rsid="005126d6" officeooo:paragraph-rsid="005126d6"/>
    </style:style>
    <style:style style:name="P47" style:family="paragraph" style:parent-style-name="Standard" style:list-style-name="L10">
      <style:text-properties officeooo:rsid="0056d498" officeooo:paragraph-rsid="006593f3"/>
    </style:style>
    <style:style style:name="P48" style:family="paragraph" style:parent-style-name="Standard" style:list-style-name="L10">
      <style:text-properties officeooo:rsid="0074dc1a" officeooo:paragraph-rsid="0074dc1a"/>
    </style:style>
    <style:style style:name="P49" style:family="paragraph" style:parent-style-name="Standard" style:list-style-name="L11">
      <style:text-properties officeooo:rsid="005d218f" officeooo:paragraph-rsid="005d218f"/>
    </style:style>
    <style:style style:name="P50" style:family="paragraph" style:parent-style-name="Standard" style:list-style-name="L12">
      <style:text-properties officeooo:rsid="0058c2e7" officeooo:paragraph-rsid="0058c2e7"/>
    </style:style>
    <style:style style:name="P51" style:family="paragraph" style:parent-style-name="Standard" style:list-style-name="L12">
      <style:text-properties officeooo:rsid="0058c2e7" officeooo:paragraph-rsid="005a998c"/>
    </style:style>
    <style:style style:name="P52" style:family="paragraph" style:parent-style-name="Standard" style:list-style-name="L13">
      <style:text-properties officeooo:rsid="0073fc69" officeooo:paragraph-rsid="0073fc69"/>
    </style:style>
    <style:style style:name="P53" style:family="paragraph" style:parent-style-name="Standard" style:list-style-name="L13">
      <style:text-properties officeooo:rsid="0074d118" officeooo:paragraph-rsid="0074d118"/>
    </style:style>
    <style:style style:name="P54" style:family="paragraph" style:parent-style-name="Standard" style:list-style-name="L13">
      <style:text-properties officeooo:rsid="00753f87" officeooo:paragraph-rsid="00753f87"/>
    </style:style>
    <style:style style:name="P55" style:family="paragraph" style:parent-style-name="Standard" style:list-style-name="L13">
      <style:text-properties fo:font-size="11pt" fo:font-style="italic" officeooo:rsid="00753f87" officeooo:paragraph-rsid="00753f87" style:font-size-asian="11pt" style:font-style-asian="italic" style:font-size-complex="11pt" style:font-style-complex="italic"/>
    </style:style>
    <style:style style:name="P56" style:family="paragraph" style:parent-style-name="Standard" style:list-style-name="L13">
      <style:text-properties fo:font-size="11pt" fo:font-style="italic" officeooo:rsid="00753f87" officeooo:paragraph-rsid="0076882d" style:font-size-asian="11pt" style:font-style-asian="italic" style:font-size-complex="11pt" style:font-style-complex="italic"/>
    </style:style>
    <style:style style:name="P57" style:family="paragraph" style:parent-style-name="Standard" style:list-style-name="L21">
      <style:text-properties fo:font-size="11pt" fo:font-style="italic" officeooo:rsid="009ad394" officeooo:paragraph-rsid="009ad394" style:font-size-asian="11pt" style:font-style-asian="italic" style:font-size-complex="11pt" style:font-style-complex="italic"/>
    </style:style>
    <style:style style:name="P58" style:family="paragraph" style:parent-style-name="Standard" style:list-style-name="L21">
      <style:text-properties fo:font-size="11pt" fo:font-style="italic" officeooo:rsid="00947442" officeooo:paragraph-rsid="00947442" style:font-size-asian="11pt" style:font-style-asian="italic" style:font-size-complex="11pt" style:font-style-complex="italic"/>
    </style:style>
    <style:style style:name="P59" style:family="paragraph" style:parent-style-name="Standard" style:list-style-name="L21">
      <style:text-properties fo:font-size="11pt" fo:font-style="italic" style:text-underline-style="none" officeooo:rsid="009f8d99" officeooo:paragraph-rsid="009ad394" style:font-size-asian="11pt" style:font-style-asian="italic" style:font-size-complex="11pt" style:font-style-complex="italic"/>
    </style:style>
    <style:style style:name="P60" style:family="paragraph" style:parent-style-name="Standard" style:list-style-name="L21">
      <style:text-properties fo:font-size="11pt" fo:font-style="italic" style:text-underline-style="none" officeooo:rsid="00a47ba1" officeooo:paragraph-rsid="00947442" style:font-size-asian="11pt" style:font-style-asian="italic" style:font-size-complex="11pt" style:font-style-complex="italic"/>
    </style:style>
    <style:style style:name="P61" style:family="paragraph" style:parent-style-name="Standard" style:list-style-name="L13">
      <style:text-properties fo:font-size="12pt" fo:font-style="normal" officeooo:rsid="0076882d" officeooo:paragraph-rsid="0076882d" style:font-size-asian="10.5pt" style:font-style-asian="normal" style:font-size-complex="12pt" style:font-style-complex="normal"/>
    </style:style>
    <style:style style:name="P62" style:family="paragraph" style:parent-style-name="Standard" style:list-style-name="L13">
      <style:text-properties fo:font-size="12pt" fo:font-style="normal" officeooo:rsid="00780146" officeooo:paragraph-rsid="00780146" style:font-size-asian="10.5pt" style:font-style-asian="normal" style:font-size-complex="12pt" style:font-style-complex="normal"/>
    </style:style>
    <style:style style:name="P63" style:family="paragraph" style:parent-style-name="Standard" style:list-style-name="L21">
      <style:text-properties fo:font-size="12pt" fo:font-style="normal" officeooo:rsid="00a992bc" officeooo:paragraph-rsid="00a992bc" style:font-size-asian="12pt" style:font-style-asian="normal" style:font-size-complex="12pt" style:font-style-complex="normal"/>
    </style:style>
    <style:style style:name="P64" style:family="paragraph" style:parent-style-name="Standard" style:list-style-name="L21">
      <style:text-properties fo:font-size="12pt" fo:font-style="normal" officeooo:rsid="00a77828" officeooo:paragraph-rsid="00a77828" style:font-size-asian="12pt" style:font-style-asian="normal" style:font-size-complex="12pt" style:font-style-complex="normal"/>
    </style:style>
    <style:style style:name="P65" style:family="paragraph" style:parent-style-name="Standard" style:list-style-name="L21">
      <style:text-properties fo:font-size="12pt" fo:font-style="normal" style:text-underline-style="none" officeooo:rsid="00a47ba1" officeooo:paragraph-rsid="00947442" style:font-size-asian="10.5pt" style:font-style-asian="normal" style:font-size-complex="12pt" style:font-style-complex="normal"/>
    </style:style>
    <style:style style:name="P66" style:family="paragraph" style:parent-style-name="Standard" style:list-style-name="L14">
      <style:text-properties officeooo:rsid="00733ff8" officeooo:paragraph-rsid="00733ff8"/>
    </style:style>
    <style:style style:name="P67" style:family="paragraph" style:parent-style-name="Standard" style:list-style-name="L14">
      <style:text-properties officeooo:rsid="0078c4f7" officeooo:paragraph-rsid="0078c4f7"/>
    </style:style>
    <style:style style:name="P68" style:family="paragraph" style:parent-style-name="Standard" style:list-style-name="L14">
      <style:text-properties officeooo:rsid="007a1e62" officeooo:paragraph-rsid="007a1e62"/>
    </style:style>
    <style:style style:name="P69" style:family="paragraph" style:parent-style-name="Standard">
      <style:text-properties style:text-underline-style="none" officeooo:rsid="007a1e62" officeooo:paragraph-rsid="007a1e62"/>
    </style:style>
    <style:style style:name="P70" style:family="paragraph" style:parent-style-name="Standard">
      <style:text-properties style:text-underline-style="none" officeooo:rsid="007c0b46" officeooo:paragraph-rsid="007c0b46"/>
    </style:style>
    <style:style style:name="P71" style:family="paragraph" style:parent-style-name="Standard">
      <style:text-properties style:text-underline-style="none" officeooo:rsid="007d625a" officeooo:paragraph-rsid="007d625a"/>
    </style:style>
    <style:style style:name="P72" style:family="paragraph" style:parent-style-name="Standard" style:list-style-name="L15">
      <style:text-properties style:text-underline-style="none" officeooo:rsid="007d625a" officeooo:paragraph-rsid="007d625a"/>
    </style:style>
    <style:style style:name="P73" style:family="paragraph" style:parent-style-name="Standard">
      <style:text-properties style:text-underline-style="none" officeooo:rsid="007f21c9" officeooo:paragraph-rsid="007f21c9"/>
    </style:style>
    <style:style style:name="P74" style:family="paragraph" style:parent-style-name="Standard" style:list-style-name="L16">
      <style:text-properties style:text-underline-style="none" officeooo:rsid="007f21c9" officeooo:paragraph-rsid="007f21c9"/>
    </style:style>
    <style:style style:name="P75" style:family="paragraph" style:parent-style-name="Standard">
      <style:text-properties style:text-underline-style="none" officeooo:rsid="007f3d14" officeooo:paragraph-rsid="007f3d14"/>
    </style:style>
    <style:style style:name="P76" style:family="paragraph" style:parent-style-name="Standard" style:list-style-name="L17">
      <style:text-properties style:text-underline-style="none" officeooo:rsid="007f3d14" officeooo:paragraph-rsid="007f3d14"/>
    </style:style>
    <style:style style:name="P77" style:family="paragraph" style:parent-style-name="Standard" style:list-style-name="L17">
      <style:text-properties style:text-underline-style="none" officeooo:rsid="008086a1" officeooo:paragraph-rsid="008086a1"/>
    </style:style>
    <style:style style:name="P78" style:family="paragraph" style:parent-style-name="Standard">
      <style:text-properties style:text-underline-style="none" officeooo:rsid="008086a1" officeooo:paragraph-rsid="0081f021"/>
    </style:style>
    <style:style style:name="P79" style:family="paragraph" style:parent-style-name="Standard" style:list-style-name="L18">
      <style:text-properties style:text-underline-style="none" officeooo:rsid="0083c957" officeooo:paragraph-rsid="0083c957"/>
    </style:style>
    <style:style style:name="P80" style:family="paragraph" style:parent-style-name="Standard" style:list-style-name="L18">
      <style:text-properties style:text-underline-style="none" officeooo:rsid="0083ee6a" officeooo:paragraph-rsid="0083ee6a"/>
    </style:style>
    <style:style style:name="P81" style:family="paragraph" style:parent-style-name="Standard" style:list-style-name="L22">
      <style:text-properties style:text-underline-style="none" officeooo:rsid="0083ee6a" officeooo:paragraph-rsid="00be9f9c"/>
    </style:style>
    <style:style style:name="P82" style:family="paragraph" style:parent-style-name="Standard" style:list-style-name="L22">
      <style:text-properties style:text-underline-style="none" officeooo:rsid="0092c4d1" officeooo:paragraph-rsid="00bc8d3d"/>
    </style:style>
    <style:style style:name="P83" style:family="paragraph" style:parent-style-name="Standard">
      <style:text-properties style:text-underline-style="none" officeooo:rsid="0081f021" officeooo:paragraph-rsid="0081f021"/>
    </style:style>
    <style:style style:name="P84" style:family="paragraph" style:parent-style-name="Standard" style:list-style-name="L19">
      <style:text-properties style:text-underline-style="none" officeooo:rsid="0081f021" officeooo:paragraph-rsid="0081f021"/>
    </style:style>
    <style:style style:name="P85" style:family="paragraph" style:parent-style-name="Standard">
      <style:text-properties style:text-underline-style="none" officeooo:rsid="0082f8ba" officeooo:paragraph-rsid="0082f8ba"/>
    </style:style>
    <style:style style:name="P86" style:family="paragraph" style:parent-style-name="Standard" style:list-style-name="L20">
      <style:text-properties style:text-underline-style="none" officeooo:rsid="009a0240" officeooo:paragraph-rsid="009a0240"/>
    </style:style>
    <style:style style:name="P87" style:family="paragraph" style:parent-style-name="Standard">
      <style:text-properties style:text-underline-style="none" officeooo:rsid="00947442" officeooo:paragraph-rsid="00947442"/>
    </style:style>
    <style:style style:name="P88" style:family="paragraph" style:parent-style-name="Standard" style:list-style-name="L18">
      <style:text-properties style:text-underline-style="none" officeooo:rsid="00b3e2a8" officeooo:paragraph-rsid="00b3e2a8"/>
    </style:style>
    <style:style style:name="P89" style:family="paragraph" style:parent-style-name="Standard" style:list-style-name="L18">
      <style:text-properties style:text-underline-style="none" officeooo:rsid="00b3e2a8" officeooo:paragraph-rsid="00c38df4"/>
    </style:style>
    <style:style style:name="P90" style:family="paragraph" style:parent-style-name="Standard" style:list-style-name="L18">
      <style:text-properties style:text-underline-style="none" officeooo:rsid="00b594ed" officeooo:paragraph-rsid="00b594ed"/>
    </style:style>
    <style:style style:name="P91" style:family="paragraph" style:parent-style-name="Standard">
      <style:text-properties style:text-underline-style="none" officeooo:rsid="00b7135a" officeooo:paragraph-rsid="00b880b2"/>
    </style:style>
    <style:style style:name="P92" style:family="paragraph" style:parent-style-name="Standard">
      <style:text-properties style:text-underline-style="none" officeooo:rsid="00ba421d" officeooo:paragraph-rsid="00ba421d"/>
    </style:style>
    <style:style style:name="P93" style:family="paragraph" style:parent-style-name="Standard" style:list-style-name="L18">
      <style:text-properties style:text-underline-style="none" officeooo:rsid="00ccc66b" officeooo:paragraph-rsid="00ccc66b"/>
    </style:style>
    <style:style style:name="P94" style:family="paragraph" style:parent-style-name="Standard" style:list-style-name="L22">
      <style:text-properties style:text-underline-style="none" officeooo:rsid="00d77051" officeooo:paragraph-rsid="00d77051"/>
    </style:style>
    <style:style style:name="P95" style:family="paragraph" style:parent-style-name="Standard" style:list-style-name="L17">
      <style:text-properties officeooo:rsid="007f3d14" officeooo:paragraph-rsid="007f3d14"/>
    </style:style>
    <style:style style:name="P96" style:family="paragraph" style:parent-style-name="Standard" style:list-style-name="L17">
      <style:text-properties officeooo:rsid="0081f021" officeooo:paragraph-rsid="0081f021"/>
    </style:style>
    <style:style style:name="P97" style:family="paragraph" style:parent-style-name="Standard" style:list-style-name="L18">
      <style:text-properties officeooo:rsid="0083ee6a" officeooo:paragraph-rsid="0083ee6a"/>
    </style:style>
    <style:style style:name="P98" style:family="paragraph" style:parent-style-name="Standard" style:list-style-name="L20">
      <style:text-properties officeooo:rsid="00982099" officeooo:paragraph-rsid="00982099"/>
    </style:style>
    <style:style style:name="P99" style:family="paragraph" style:parent-style-name="Standard" style:list-style-name="L20">
      <style:text-properties officeooo:rsid="009a0240" officeooo:paragraph-rsid="009a0240"/>
    </style:style>
    <style:style style:name="P100" style:family="paragraph" style:parent-style-name="Standard" style:list-style-name="L21">
      <style:text-properties officeooo:rsid="009ad394" officeooo:paragraph-rsid="009ad394"/>
    </style:style>
    <style:style style:name="P101" style:family="paragraph" style:parent-style-name="Standard" style:list-style-name="L21">
      <style:text-properties officeooo:rsid="009f8d99" officeooo:paragraph-rsid="009f8d99"/>
    </style:style>
    <style:style style:name="P102" style:family="paragraph" style:parent-style-name="Standard" style:list-style-name="L21">
      <style:text-properties officeooo:rsid="009eb12c" officeooo:paragraph-rsid="009eb12c"/>
    </style:style>
    <style:style style:name="P103" style:family="paragraph" style:parent-style-name="Standard" style:list-style-name="L21">
      <style:text-properties officeooo:rsid="00947442" officeooo:paragraph-rsid="00947442"/>
    </style:style>
    <style:style style:name="T1" style:family="text">
      <style:text-properties officeooo:rsid="0023742a"/>
    </style:style>
    <style:style style:name="T2" style:family="text">
      <style:text-properties officeooo:rsid="00252ef8"/>
    </style:style>
    <style:style style:name="T3" style:family="text">
      <style:text-properties officeooo:rsid="0028bef4"/>
    </style:style>
    <style:style style:name="T4" style:family="text">
      <style:text-properties officeooo:rsid="00290823"/>
    </style:style>
    <style:style style:name="T5" style:family="text">
      <style:text-properties officeooo:rsid="002d64ec"/>
    </style:style>
    <style:style style:name="T6" style:family="text">
      <style:text-properties fo:color="#94558d" style:font-name="Courier New" fo:font-size="9pt" fo:font-style="normal" fo:font-weight="normal" style:font-size-asian="9pt" style:font-style-asian="normal" style:font-weight-asian="normal"/>
    </style:style>
    <style:style style:name="T7" style:family="text">
      <style:text-properties fo:color="#a9b7c6" style:font-name="Courier New" fo:font-size="9pt" fo:font-style="normal" fo:font-weight="normal" style:font-size-asian="9pt" style:font-style-asian="normal" style:font-weight-asian="normal"/>
    </style:style>
    <style:style style:name="T8" style:family="text">
      <style:text-properties officeooo:rsid="00311cc8"/>
    </style:style>
    <style:style style:name="T9" style:family="text">
      <style:text-properties officeooo:rsid="0032b79f"/>
    </style:style>
    <style:style style:name="T10" style:family="text">
      <style:text-properties officeooo:rsid="003a41df"/>
    </style:style>
    <style:style style:name="T11" style:family="text">
      <style:text-properties officeooo:rsid="003c1156"/>
    </style:style>
    <style:style style:name="T12" style:family="text">
      <style:text-properties officeooo:rsid="003d6deb"/>
    </style:style>
    <style:style style:name="T13" style:family="text">
      <style:text-properties officeooo:rsid="003fdec9"/>
    </style:style>
    <style:style style:name="T14" style:family="text">
      <style:text-properties officeooo:rsid="0041504d"/>
    </style:style>
    <style:style style:name="T15" style:family="text">
      <style:text-properties officeooo:rsid="004a3959"/>
    </style:style>
    <style:style style:name="T16" style:family="text">
      <style:text-properties officeooo:rsid="004ee616"/>
    </style:style>
    <style:style style:name="T17" style:family="text">
      <style:text-properties officeooo:rsid="00501c48"/>
    </style:style>
    <style:style style:name="T18" style:family="text">
      <style:text-properties officeooo:rsid="0052a6a4"/>
    </style:style>
    <style:style style:name="T19" style:family="text">
      <style:text-properties officeooo:rsid="00540305"/>
    </style:style>
    <style:style style:name="T20" style:family="text">
      <style:text-properties officeooo:rsid="0055d024"/>
    </style:style>
    <style:style style:name="T21" style:family="text">
      <style:text-properties officeooo:rsid="00571e81"/>
    </style:style>
    <style:style style:name="T22" style:family="text">
      <style:text-properties officeooo:rsid="0058c2e7"/>
    </style:style>
    <style:style style:name="T23" style:family="text">
      <style:text-properties officeooo:rsid="005a998c"/>
    </style:style>
    <style:style style:name="T24" style:family="text">
      <style:text-properties officeooo:rsid="005afcaf"/>
    </style:style>
    <style:style style:name="T25" style:family="text">
      <style:text-properties officeooo:rsid="005e77df"/>
    </style:style>
    <style:style style:name="T26" style:family="text">
      <style:text-properties officeooo:rsid="0061faa0"/>
    </style:style>
    <style:style style:name="T27" style:family="text">
      <style:text-properties officeooo:rsid="0063cfa0"/>
    </style:style>
    <style:style style:name="T28" style:family="text">
      <style:text-properties officeooo:rsid="0065faa7"/>
    </style:style>
    <style:style style:name="T29" style:family="text">
      <style:text-properties officeooo:rsid="00671d8d"/>
    </style:style>
    <style:style style:name="T30" style:family="text">
      <style:text-properties officeooo:rsid="0068e7e9"/>
    </style:style>
    <style:style style:name="T31" style:family="text">
      <style:text-properties officeooo:rsid="00753f87"/>
    </style:style>
    <style:style style:name="T32" style:family="text">
      <style:text-properties officeooo:rsid="0076882d"/>
    </style:style>
    <style:style style:name="T33" style:family="text">
      <style:text-properties officeooo:rsid="00780146"/>
    </style:style>
    <style:style style:name="T34" style:family="text">
      <style:text-properties style:text-underline-style="none"/>
    </style:style>
    <style:style style:name="T35" style:family="text">
      <style:text-properties style:text-underline-style="none" officeooo:rsid="007ae386"/>
    </style:style>
    <style:style style:name="T36" style:family="text">
      <style:text-properties style:text-underline-style="none" officeooo:rsid="008086a1"/>
    </style:style>
    <style:style style:name="T37" style:family="text">
      <style:text-properties style:text-underline-style="none" officeooo:rsid="0082f8ba"/>
    </style:style>
    <style:style style:name="T38" style:family="text">
      <style:text-properties style:text-underline-style="none" officeooo:rsid="008353a9"/>
    </style:style>
    <style:style style:name="T39" style:family="text">
      <style:text-properties style:text-underline-style="none" officeooo:rsid="0085bc65"/>
    </style:style>
    <style:style style:name="T40" style:family="text">
      <style:text-properties style:text-underline-style="none" officeooo:rsid="00879e63"/>
    </style:style>
    <style:style style:name="T41" style:family="text">
      <style:text-properties style:text-underline-style="none" officeooo:rsid="0087d18d"/>
    </style:style>
    <style:style style:name="T42" style:family="text">
      <style:text-properties style:text-underline-style="none" officeooo:rsid="00891c26"/>
    </style:style>
    <style:style style:name="T43" style:family="text">
      <style:text-properties style:text-underline-style="none" officeooo:rsid="008975ed"/>
    </style:style>
    <style:style style:name="T44" style:family="text">
      <style:text-properties style:text-underline-style="none" officeooo:rsid="008b1e4b"/>
    </style:style>
    <style:style style:name="T45" style:family="text">
      <style:text-properties style:text-underline-style="none" officeooo:rsid="008b225b"/>
    </style:style>
    <style:style style:name="T46" style:family="text">
      <style:text-properties style:text-underline-style="none" officeooo:rsid="008c18ae"/>
    </style:style>
    <style:style style:name="T47" style:family="text">
      <style:text-properties style:text-underline-style="none" officeooo:rsid="008e9321"/>
    </style:style>
    <style:style style:name="T48" style:family="text">
      <style:text-properties style:text-underline-style="none" officeooo:rsid="009015c2"/>
    </style:style>
    <style:style style:name="T49" style:family="text">
      <style:text-properties style:text-underline-style="none" officeooo:rsid="009130f3"/>
    </style:style>
    <style:style style:name="T50" style:family="text">
      <style:text-properties style:text-underline-style="none" officeooo:rsid="00918728"/>
    </style:style>
    <style:style style:name="T51" style:family="text">
      <style:text-properties style:text-underline-style="none" officeooo:rsid="00918b8f"/>
    </style:style>
    <style:style style:name="T52" style:family="text">
      <style:text-properties style:text-underline-style="none" officeooo:rsid="0096c494"/>
    </style:style>
    <style:style style:name="T53" style:family="text">
      <style:text-properties style:text-underline-style="none" officeooo:rsid="009a0240"/>
    </style:style>
    <style:style style:name="T54" style:family="text">
      <style:text-properties style:text-underline-style="none" officeooo:rsid="009b6a6b"/>
    </style:style>
    <style:style style:name="T55" style:family="text">
      <style:text-properties style:text-underline-style="none" officeooo:rsid="009bedb5"/>
    </style:style>
    <style:style style:name="T56" style:family="text">
      <style:text-properties style:text-underline-style="none" officeooo:rsid="009c1a37"/>
    </style:style>
    <style:style style:name="T57" style:family="text">
      <style:text-properties style:text-underline-style="none" officeooo:rsid="009d2c92"/>
    </style:style>
    <style:style style:name="T58" style:family="text">
      <style:text-properties style:text-underline-style="none" officeooo:rsid="009eb12c"/>
    </style:style>
    <style:style style:name="T59" style:family="text">
      <style:text-properties style:text-underline-style="none" officeooo:rsid="009f7920"/>
    </style:style>
    <style:style style:name="T60" style:family="text">
      <style:text-properties style:text-underline-style="none" officeooo:rsid="009f8d99"/>
    </style:style>
    <style:style style:name="T61" style:family="text">
      <style:text-properties style:text-underline-style="none" officeooo:rsid="00a17548"/>
    </style:style>
    <style:style style:name="T62" style:family="text">
      <style:text-properties style:text-underline-style="none" officeooo:rsid="00a30aab"/>
    </style:style>
    <style:style style:name="T63" style:family="text">
      <style:text-properties style:text-underline-style="none" officeooo:rsid="00a47ba1"/>
    </style:style>
    <style:style style:name="T64" style:family="text">
      <style:text-properties style:text-underline-style="none" officeooo:rsid="00a77828"/>
    </style:style>
    <style:style style:name="T65" style:family="text">
      <style:text-properties style:text-underline-style="none" officeooo:rsid="00a7a017"/>
    </style:style>
    <style:style style:name="T66" style:family="text">
      <style:text-properties style:text-underline-style="none" officeooo:rsid="00a8738d"/>
    </style:style>
    <style:style style:name="T67" style:family="text">
      <style:text-properties style:text-underline-style="none" officeooo:rsid="00a8b5f1"/>
    </style:style>
    <style:style style:name="T68" style:family="text">
      <style:text-properties style:text-underline-style="none" officeooo:rsid="00ad0d22"/>
    </style:style>
    <style:style style:name="T69" style:family="text">
      <style:text-properties style:text-underline-style="none" officeooo:rsid="00ad9747"/>
    </style:style>
    <style:style style:name="T70" style:family="text">
      <style:text-properties style:text-underline-style="none" officeooo:rsid="00af7edd"/>
    </style:style>
    <style:style style:name="T71" style:family="text">
      <style:text-properties officeooo:rsid="007a1e62"/>
    </style:style>
    <style:style style:name="T72" style:family="text">
      <style:text-properties officeooo:rsid="00aa35fb"/>
    </style:style>
    <style:style style:name="T73" style:family="text">
      <style:text-properties officeooo:rsid="00ac2fa7"/>
    </style:style>
    <style:style style:name="T74" style:family="text">
      <style:text-properties officeooo:rsid="00b15c87"/>
    </style:style>
    <style:style style:name="T75" style:family="text">
      <style:text-properties officeooo:rsid="00b625a1"/>
    </style:style>
    <style:style style:name="T76" style:family="text">
      <style:text-properties officeooo:rsid="00b9e856"/>
    </style:style>
    <style:style style:name="T77" style:family="text">
      <style:text-properties officeooo:rsid="00bf9ab8"/>
    </style:style>
    <style:style style:name="T78" style:family="text">
      <style:text-properties officeooo:rsid="00c761cc"/>
    </style:style>
    <style:style style:name="T79" style:family="text">
      <style:text-properties officeooo:rsid="00cdf861"/>
    </style:style>
    <style:style style:name="T80" style:family="text">
      <style:text-properties officeooo:rsid="00d2db4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PDBModelMan = classe contenitore per Template e Layer.</text:p>
      <text:p text:style-name="P12">Attributi:</text:p>
      <text:list xml:id="list408608533" text:style-name="L1">
        <text:list-item>
          <text:p text:style-name="P26">FLayers: <text:span text:style-name="T15">lista di proteine caricate, contiene oggetti di tipo TPDBModel.</text:span></text:p>
        </text:list-item>
        <text:list-item>
          <text:p text:style-name="P26">FTemplates: lista dei template, ossia dei 26 monomeri <text:span text:style-name="T2">(ALA, ARG, ASN, ASP, CYN, CYS, CYX, DHE, FES, FMN, GLN, GLU, GLY, HEC, HEM, HIS, ILE, LEU, LYS, MET, PHE, PRO, SER, THR, TRP, TYR, VAL). Ognuno di essi è di tipo TTemplate.</text:span></text:p>
        </text:list-item>
      </text:list>
      <text:p text:style-name="P3">Metodi usati:</text:p>
      <text:list xml:id="list3315486556" text:style-name="L2">
        <text:list-item>
          <text:p text:style-name="P27">LoadTemplates: carica i Template <text:span text:style-name="T2">già esistenti </text:span>dentro all’apposito attributo di ogni Layer, <text:span text:style-name="T2">quindi crea un oggetto TPDBReader con cui carica tutti i file PDB dei monomeri. Dopodiché ricarica i Template nei Layer come fatto all’inizio.</text:span></text:p>
        </text:list-item>
        <text:list-item>
          <text:p text:style-name="P28">AddLayer: aggiunge un TPDBModel alla lista dei Layer.</text:p>
        </text:list-item>
        <text:list-item>
          <text:p text:style-name="P29">LoadLayer: <text:span text:style-name="T1">e</text:span>segue AddLayer e LoadPDB <text:span text:style-name="T18">(di TPDBModel)</text:span> con il Layer aggiunto.</text:p>
        </text:list-item>
      </text:list>
      <text:p text:style-name="P1"/>
      <text:p text:style-name="P13">TTemplate = insieme che rappresenta un template, ossia un monomero.</text:p>
      <text:p text:style-name="P13">Attributi:</text:p>
      <text:list xml:id="list3817235980" text:style-name="L3">
        <text:list-item>
          <text:p text:style-name="P30">Name: nome del template.</text:p>
        </text:list-item>
        <text:list-item>
          <text:p text:style-name="P30">Atoms: lista con i nomi di tutti gli atomi del template.</text:p>
        </text:list-item>
        <text:list-item>
          <text:p text:style-name="P30">AtomicNumbers: lista con i numeri atomici degli atomi del template.</text:p>
        </text:list-item>
        <text:list-item>
          <text:p text:style-name="P30">AtomIDs: lista dei numeri identificativi degli atomi (vedi ‘Serial’ dentro a TPDBAtom).</text:p>
        </text:list-item>
        <text:list-item>
          <text:p text:style-name="P30">Coords: lista delle coordinate degli atomi contenuti nel template.</text:p>
        </text:list-item>
        <text:list-item>
          <text:p text:style-name="P30">Connects: lista degli atomi a cui ogni atomo è connesso, vedi TPDBConnection.</text:p>
        </text:list-item>
      </text:list>
      <text:p text:style-name="P13"/>
      <text:p text:style-name="P14">TPDBModel = classe che rappresenta un layer, ossia una proteina caricata da un file PDB.</text:p>
      <text:p text:style-name="P14">Attributi:</text:p>
      <text:list xml:id="list951300403" text:style-name="L4">
        <text:list-item>
          <text:p text:style-name="P31">FTemplates: lista dei template, vedi TPDBModelMan.</text:p>
        </text:list-item>
        <text:list-item>
          <text:p text:style-name="P31">FProtein: l’oggetto che rappresenta la proteina come verrà usata all’interno dell’applicazione, è di tipo TMolecule.</text:p>
        </text:list-item>
        <text:list-item>
          <text:p text:style-name="P31">FFileName: il nome del file <text:span text:style-name="T16">PDB da cui vengono caricati i dati della proteina.</text:span></text:p>
        </text:list-item>
        <text:list-item>
          <text:p text:style-name="P32">FInfo: informazioni varie, vedi TPDBReader.</text:p>
        </text:list-item>
      </text:list>
      <text:p text:style-name="P1"/>
      <text:p text:style-name="P2">TPDBReader = classe che carica i file PDB.</text:p>
      <text:p text:style-name="P5">Attributi:</text:p>
      <text:list xml:id="list1651479097" text:style-name="L5">
        <text:list-item>
          <text:p text:style-name="P33">FChainIds: lista degli ID delle catene degli atomi caricati.</text:p>
        </text:list-item>
        <text:list-item>
          <text:p text:style-name="P33">FAtoms: lista degli atomi caricati.</text:p>
        </text:list-item>
        <text:list-item>
          <text:p text:style-name="P34">FConnections: lista delle connessioni caricate.</text:p>
        </text:list-item>
        <text:list-item>
          <text:p text:style-name="P35">FAtomCount: numero totale di atomi caricati.</text:p>
        </text:list-item>
        <text:list-item>
          <text:p text:style-name="P35">FModelCount: numero totale di modelli caricati.</text:p>
        </text:list-item>
        <text:list-item>
          <text:p text:style-name="P35">FChainCount: numero totale di catene caricate.</text:p>
        </text:list-item>
        <text:list-item>
          <text:p text:style-name="P36">FInfo: contenitore di informazioni relative a questa classe.</text:p>
        </text:list-item>
      </text:list>
      <text:p text:style-name="P2">Metodi usati:</text:p>
      <text:list xml:id="list138644721" text:style-name="L6">
        <text:list-item>
          <text:p text:style-name="P38">Load: carica il file PDB come una lista di stringhe, separando ognuna di esse dove è presente un carattere di fine riga, quindi invoca il metodo ReadFromList.</text:p>
        </text:list-item>
        <text:list-item>
          <text:p text:style-name="P38">ReadFromList: <text:span text:style-name="T3">invoca il metodo ReadLines, quindi sistema FChainCount e FModelCount e invoca il metodo IndexChains.</text:span></text:p>
        </text:list-item>
        <text:list-item>
          <text:p text:style-name="P39">ReadLines: <text:span text:style-name="T4">interpreta le varie righe in base alla presenza o meno di alcune parole. Se la stringa contiene ‘ATOM’ o ‘HETATM’ viene invocato il metodo GetPdbAtom per caricare correttamente l’atomo (Het indica che l’atomo è un residuo non standard, come ad esempio uno ione), e quindi viene incrementato FAtomCount. Se invece contiene ‘CONNECT’ viene caricata la connessione con GetPdbConnect (nota che in ALA c’è ‘CONECT’ e non ‘CONNECT’, quindi non viene caricata alcuna connessione). Se contiene ‘TER’ viene aggiornata la variabile oldchain (usata in altri metodi) con la stringa ‘***’. Se contiene ‘MODEL’ viene sempre aggiornata oldchain come nel caso precedente, e in più viene </text:span><text:soft-page-break/><text:span text:style-name="T4">inizializzata FModelCount leggendo il valore dalla stringa sotto analisi. Infine se contiene ‘ENDMDL’ viene incrementato FModelCount.</text:span></text:p>
        </text:list-item>
        <text:list-item>
          <text:p text:style-name="P40">GetPdbAtom: <text:span text:style-name="T8">viene costruito il TPDBAtom a partire dal contenuto della stringa passata in input, e in più vengono ricavati ModelNum e ChainNum rispettivamente da FModelCount e FChainCount di TPDBReader. Prima di modificare ChainNum viene fatto un confronto tra oldchain e l’ID della catena, se sono diversi allora FChainCount viene incrementato.</text:span></text:p>
        </text:list-item>
        <text:list-item>
          <text:p text:style-name="P41">GetPdbConnect: <text:span text:style-name="T9">costruisce il TPDBConnection a partire dalla stringa ottenuta in input.</text:span></text:p>
        </text:list-item>
        <text:list-item>
          <text:p text:style-name="P37"><text:span text:style-name="T5">IndexChains: per ogni atomo caricato viene aggiornato l’id della catena facendo ‘</text:span><text:span text:style-name="T6">self</text:span><text:span text:style-name="T7">.FChainIDs[</text:span><text:span text:style-name="T6">self</text:span><text:span text:style-name="T7">.FAtoms[f].ChainNum] = </text:span><text:span text:style-name="T6">self</text:span><text:span text:style-name="T7">.Fatoms[f].ChainID</text:span><text:span text:style-name="T5">’.</text:span></text:p>
        </text:list-item>
      </text:list>
      <text:p text:style-name="P4"/>
      <text:p text:style-name="P6">TPDBAtom = insieme che rappresenta un atomo caricato da un file PDB.</text:p>
      <text:p text:style-name="P6">Attributi:</text:p>
      <text:list xml:id="list191997782" text:style-name="L7">
        <text:list-item>
          <text:p text:style-name="P42">IsHet: indica se l’atomo è Het, ossia se è un residuo non standard, come uno ione.</text:p>
        </text:list-item>
        <text:list-item>
          <text:p text:style-name="P42">Serial: l’indice dell’atomo nel file caricato (il primo atomo caricato avrà valore 1, il secondo 2 e così via).</text:p>
        </text:list-item>
        <text:list-item>
          <text:p text:style-name="P42">AtomName: <text:span text:style-name="T11">il nome dell’atomo, può differire dall’elemento per varie ragioni (ad esempio ‘CA’ e ‘CB’ indicano rispettivamente ‘C-alpha’ e ‘C-beta’, ossia il primo è un atomo di carbonio della catena principale (mainchain), mentre il secondo è il primo carbonio della catena secondaria (sidechain)).</text:span></text:p>
        </text:list-item>
        <text:list-item>
          <text:p text:style-name="P43">AltLoc: <text:span text:style-name="T12">è l’alternate location indicator, viene usata ad esempio nella rilevazione tramite raggi X perché l’atomo può essere mobile e quindi tale valore può risultare utile.</text:span></text:p>
        </text:list-item>
        <text:list-item>
          <text:p text:style-name="P43">ResName: il nome del monomero a cui l’atomo appartiene.</text:p>
        </text:list-item>
        <text:list-item>
          <text:p text:style-name="P43">ChainID: l’ID della catena a cui l’atomo appartiene.</text:p>
        </text:list-item>
        <text:list-item>
          <text:p text:style-name="P43">ResSeq: <text:span text:style-name="T13">è il ‘residue sequence number’, credo venga usato nelle molecole più complesse, dove potrebbero esserci più catene di residui.</text:span></text:p>
        </text:list-item>
        <text:list-item>
          <text:p text:style-name="P43">ICode: <text:span text:style-name="T12">è il codice per l’inserimento dei residui, viene usato perché le proteine possono differire per i residui, e quindi possono esserci più o meno residui di quanto atteso (non ho ben capito in realtà a cosa serva di preciso questo valore).</text:span></text:p>
        </text:list-item>
        <text:list-item>
          <text:p text:style-name="P43">Coords: indica la posizione dell’atomo nella molecola (non so però il punto 0 cosa rappresenti, immagino sia il centro della molecola dato che possono esserci coordinate negative).</text:p>
        </text:list-item>
        <text:list-item>
          <text:p text:style-name="P43">Occupancy: valore numerico relativo alla differenza di conformazioni che possono esserci in un atomo.</text:p>
        </text:list-item>
        <text:list-item>
          <text:p text:style-name="P43">OccTemp: unione di Occupancy e Temp.</text:p>
        </text:list-item>
        <text:list-item>
          <text:p text:style-name="P43">Temp: <text:span text:style-name="T14">fattore temperatura, ossia indica quanto l’atomo è sensibile ai cambiamenti di temperatura (da quanto ho capito).</text:span></text:p>
        </text:list-item>
        <text:list-item>
          <text:p text:style-name="P43">Element: l’elemento che<text:span text:style-name="T10"> l’</text:span>atomo rappresenta (ad esempio ‘C’).</text:p>
        </text:list-item>
        <text:list-item>
          <text:p text:style-name="P44">Charge: la carica dell’atomo (quindi se è uno ione essa sarà diversa da 0).</text:p>
        </text:list-item>
        <text:list-item>
          <text:p text:style-name="P44">ModelNum: il numero del modello a cui l’atomo appartiene.</text:p>
        </text:list-item>
        <text:list-item>
          <text:p text:style-name="P44">ChainNum: il numero della catena a cui l’atomo appartiene.</text:p>
        </text:list-item>
      </text:list>
      <text:p text:style-name="P7"/>
      <text:p text:style-name="P8">TPDBConnection = insieme che rappresenta una connessione caricata da un file PDB.</text:p>
      <text:p text:style-name="P9">Attributi:</text:p>
      <text:list xml:id="list2643911985" text:style-name="L8">
        <text:list-item>
          <text:p text:style-name="P45">AtomID: l’ID dell’atomo da cui partono le connessioni.</text:p>
        </text:list-item>
        <text:list-item>
          <text:p text:style-name="P45">Connections: gli ID degli atomi che sono collegati all’atomo di AtomID.</text:p>
        </text:list-item>
      </text:list>
      <text:p text:style-name="P10"/>
      <text:p text:style-name="P10">TPDBInfo = insieme di informazioni relative al PDB, che non vengono usate dall’applicazione.</text:p>
      <text:p text:style-name="P10"/>
      <text:p text:style-name="P15">T<text:span text:style-name="T17">M</text:span>olecule <text:span text:style-name="T17">= classe che contiene i dati di una molecola, incluse anche le proteine. Sarà la rappresentazione usata all’interno di tutta l’applicazione per le proteine.</text:span></text:p>
      <text:p text:style-name="P16">Attributi:</text:p>
      <text:list xml:id="list2579177720" text:style-name="L9">
        <text:list-item>
          <text:p text:style-name="P46"><text:soft-page-break/>FAtoms: <text:span text:style-name="T20">lista degli atomi presenti nella proteina o nel monomero, che non sono presenti nei gruppi. Contiene oggetti di tipo TAtom.</text:span></text:p>
        </text:list-item>
        <text:list-item>
          <text:p text:style-name="P46">FGroups: <text:span text:style-name="T20">lista dei gruppi della proteina, usati per suddividere una proteina complessa nei vari monomeri. In teoria se sono presenti gruppi non dovrebbero esserci atomi, dato che dovrebbero appartenere ad uno di questi gruppi. Contiene oggetti di tipo TMolecule.</text:span></text:p>
        </text:list-item>
        <text:list-item>
          <text:p text:style-name="P46">FBondsTable: <text:span text:style-name="T20">tabella dei legami tra gli atomi. Contiene oggetti di tipo TAtomBond.</text:span></text:p>
        </text:list-item>
        <text:list-item>
          <text:p text:style-name="P46">FParent: <text:span text:style-name="T20">usato dai monomeri nel caso di proteine complesse, per poterle spezzare in più parti.</text:span></text:p>
        </text:list-item>
        <text:list-item>
          <text:p text:style-name="P46">FType: <text:span text:style-name="T19">tipo della proteina, che in teoria può assumere come valori ‘residue’, ‘chain’ o ‘complex’, rispettivamente se la molecola è un residuo, una catena della proteina o una parte principale della proteina (vedi FParent).</text:span></text:p>
        </text:list-item>
        <text:list-item>
          <text:p text:style-name="P46">FName: <text:span text:style-name="T19">il nome della proteina.</text:span></text:p>
        </text:list-item>
        <text:list-item>
          <text:p text:style-name="P46">FID: <text:span text:style-name="T19">ID della proteina, funziona come Serial per TPDBAtom.</text:span></text:p>
        </text:list-item>
      </text:list>
      <text:p text:style-name="P17">Metodi:</text:p>
      <text:list xml:id="list3569330855" text:style-name="L10">
        <text:list-item>
          <text:p text:style-name="P47">LoadPDB: <text:span text:style-name="T26">costruisce un TPDBReader, quindi con le informazioni ottenute costruisce la proteina. Innanzitutto crea le catene (vuote) in base a ChainIDs di TPDBReader, quindi ricava e assegna tutti gli atomi alla catena giusta. Per trovare la catena giusta si verifica innanzitutto se la variabile ‘cc’, che rappresenta la catena corrente e inizialmente ha valore -1, ha lo stesso valore di ChainNum del TPDBAtom sotto analisi (quindi la prima volta sarà sicuramente falso, dato che ChainNum &gt;= 0); se non è così allora viene aggiornato cc con ChainNum e viene inizializzata una variabile cr, che rappresenta il ‘current residue number’. Dopodiché si verifica se cr e ResSeq di TPDBAtom hanno lo stesso valore, se non è così viene aggiunto un nuovo gruppo (di residui) al gruppo di indice cc, quindi viene aggiornato il valore di cr con quello di ResSeq. Fatto questo viene aggiunto un nuovo atomo al gruppo di residui corrente, e vengono impostati tutti i suoi dati, prima dal PDB appena caricato e da altri file appositi (quelli della cartella ‘Data’ per intendersi), poi dai Template (per quanto riguarda il numero atomico e il raggio, comunque non ho capito perché serve questo passaggio, ossia perché possono esserci valori diversi con atomi identici delle stesse molecole e soprattutto perché i template sono più affidabili).</text:span></text:p>
        </text:list-item>
        <text:list-item>
          <text:p text:style-name="P48">Transform: trasla o ruota la molecola, a seconda di cosa viene passato alla funzione. Nel caso venga data in input una coordinata, essa viene aggiunta alle coordinate di tutti gli atomi della molecola. Se invece viene passata una matrice di rotazione <text:span text:style-name="T31">allora viene chiamato il metodo Rotate di Geomutils per ogni atomo della molecola, fornendo come input la coordinata dell’atomo e la matrice. Quando viene fornito un quaternione si effettuano gli stessi passi del punto precedente, usando il quaternione al posto della matrice. Nel caso vengano date in input sia una coordinata sia una matrice di rotazione vengono eseguiti i primi due punti. Infine se viene passata una coordinata come centro, una matrice di rotazione e un’altra coordinata per la traslazione, allora per ogni atomo viene sottratto il centro alla propria coordinata, e infine vengono eseguite le stesse operazioni del passo precedente.</text:span></text:p>
        </text:list-item>
      </text:list>
      <text:p text:style-name="P17"/>
      <text:p text:style-name="P17">TAtom = <text:span text:style-name="T21">classe che contiene i dati di un atomo, è la rappresentazione usata all’interno di tutta l’applicazione.</text:span></text:p>
      <text:p text:style-name="P18">Attributi:</text:p>
      <text:list xml:id="list3309287426" text:style-name="L11">
        <text:list-item>
          <text:p text:style-name="P49">FAtomicNumber: <text:span text:style-name="T27">numero atomico dell’atomo, ricavato da un file apposito.</text:span></text:p>
        </text:list-item>
        <text:list-item>
          <text:p text:style-name="P49">FName: <text:span text:style-name="T28">nome dell’atomo, vedi AtomName di TPDBAtom.</text:span></text:p>
        </text:list-item>
        <text:list-item>
          <text:p text:style-name="P49">FParent: <text:span text:style-name="T30">molecola a cui l’atomo appartiene.</text:span></text:p>
        </text:list-item>
        <text:list-item>
          <text:p text:style-name="P49">FCoord: <text:span text:style-name="T27">coordinate dell’atomo rispetto alla rappresentazione tridimensionale della proteina, vedi Coords di TPDBAtom.</text:span></text:p>
        </text:list-item>
        <text:list-item>
          <text:p text:style-name="P49">FRadius: <text:span text:style-name="T27">raggio dell’atomo, ricavato da un file apposito.</text:span></text:p>
        </text:list-item>
        <text:list-item>
          <text:p text:style-name="P49">FCharge: <text:span text:style-name="T27">carica dell’atomo, vedi Charge di TPDBAtom.</text:span></text:p>
        </text:list-item>
        <text:list-item>
          <text:p text:style-name="P49">FMass: <text:span text:style-name="T27">massa dell’atomo (inutile dato che non viene mai usata).</text:span></text:p>
        </text:list-item>
        <text:list-item>
          <text:p text:style-name="P49"><text:soft-page-break/>FID: <text:span text:style-name="T29">ID dell’atomo, vedi Serial di TPDBAtom.</text:span></text:p>
        </text:list-item>
        <text:list-item>
          <text:p text:style-name="P49">Tag: <text:span text:style-name="T22">una stringa, prevista per la parte grafica (e quindi mai usata all’interno della parte che ci interessa).</text:span></text:p>
        </text:list-item>
      </text:list>
      <text:p text:style-name="P17"/>
      <text:p text:style-name="P17">TAtomBond = <text:span text:style-name="T22">insieme che contiene i dati di un legame fra due atomi.</text:span></text:p>
      <text:p text:style-name="P18">Attributi:</text:p>
      <text:list xml:id="list2745264449" text:style-name="L12">
        <text:list-item>
          <text:p text:style-name="P50">Atom1: <text:span text:style-name="T23">il primo atomo del legame. È di tipo TAtom.</text:span></text:p>
        </text:list-item>
        <text:list-item>
          <text:p text:style-name="P51">Atom2: <text:span text:style-name="T23">il secondo atomo del legame. È di tipo TAtom.</text:span></text:p>
        </text:list-item>
        <text:list-item>
          <text:p text:style-name="P50">BondType: <text:span text:style-name="T24">il tipo del legame, è di fatto un’enumerazione, può essere ‘SingleBond’ (legame singolo), ‘DoubleBond’ (legame doppio), ‘HBond’ (legame a idrogeno), ‘Aromatic’ (legame tipico dei gruppi aromatici immagino, come quello dei carboni del benzene).</text:span></text:p>
        </text:list-item>
        <text:list-item>
          <text:p text:style-name="P50">Tag: <text:span text:style-name="T25">vedi Tag di TAtom.</text:span></text:p>
        </text:list-item>
      </text:list>
      <text:p text:style-name="P18"/>
      <text:p text:style-name="P19">Geomutils = file contenente varie funzioni utili a fini geometrici..</text:p>
      <text:p text:style-name="P21">Funzioni:</text:p>
      <text:list xml:id="list552125250" text:style-name="L13">
        <text:list-item>
          <text:p text:style-name="P52">MidPoint: somma tutte le coordinate e le divide per il loro numero.</text:p>
        </text:list-item>
        <text:list-item>
          <text:p text:style-name="P53">Add: somma una coordinata e un numero, due coordinate, una coordinata e una lista di coordinate, una lista di numeri e un numero o una lista di coordinate e una lista di numeri; nel caso di coordinate o liste la somma viene effettuata per ogni valore, quindi se ho una lista di numeri e un numero ad ogni valore della lista verrà sommato il numero, se ho una coordinata e un numero ad ogni valore della coordinata verrà sommato il numero, se invece ho due coordinate il primo valore della prima coordinata verrà sommato al primo valore della seconda, il secondo valore della prima al secondo valore della seconda, e così via.</text:p>
        </text:list-item>
        <text:list-item>
          <text:p text:style-name="P53">Subtract: sottrae un numero ad una coordinata, una coordinata ad un’altra coordinata o una coordinata ad una lista di coordinate; valgono le stesse regole descritte in ‘Add’.</text:p>
        </text:list-item>
        <text:list-item>
          <text:p text:style-name="P53">Multiply: moltiplica una coordinata con un numero, una lista di numeri con un numero, una lista di coordinate con un numero, due quaternioni o due matrici di rotazione. Valgono le stesse regole descritte in ‘Add’.</text:p>
        </text:list-item>
        <text:list-item>
          <text:p text:style-name="P53">Simmetric: inverte gli indici della coordinata o di ogni coordinata della lista.</text:p>
        </text:list-item>
        <text:list-item>
          <text:p text:style-name="P54">Rotate: <text:span text:style-name="T32">ci sono quattro versioni di questa funzione, in cui la prima prevede come input una coordinata e una matrice di rotazione, la seconda una lista di coordinate e una matrice di rotazione, la terza una coordinata e un quaternione e la quarta una lista di coordinate e un quaternione. Quando è previsto in input la lista viene semplicemente invocata la versione precedente della funzione per ogni coordinata della lista, e viene restituita una nuova lista con le nuove coordinate; invece negli altri due casi viene semplicemente restituita la coordinata nuova. Nel primo caso vengono eseguite le seguenti operazioni:</text:span></text:p>
          <text:p text:style-name="P55">Result[0]:=RotMat[0,0]*Vec[0]+RotMat[0,1]*Vec[1]+RotMat[0,2]*Vec[2];</text:p>
          <text:p text:style-name="P56">Result[1]:=RotMat[1,0]*Vec[0]+RotMat[1,1]*Vec[1]+RotMat[1,2]*Vec[2];</text:p>
          <text:p text:style-name="P55">Result[2]:=RotMat[2,0]*Vec[0]+RotMat[2,1]*Vec[1]+RotMat[2,2]*Vec[2];</text:p>
          <text:p text:style-name="P61">dove RotMat è la matrice di rotazione, Vec è la coordinata passata in input e Result quella da restituire. Nel secondo caso invece invocata la funzione Conjugated di Geomutils, <text:span text:style-name="T33">salvando il risultato in ‘conjugated’</text:span>, <text:span text:style-name="T33">quindi viene costruito un nuovo quaternione ‘tmp’, le cui variabili hanno come valore rispettivamente 0, Vec[0], Vec[1] e Vec[2], dove Vec rappresenta la coordinata ricevuta in input. Quindi il quaternione ricevuto in input viene moltiplicato con tmp, salvando il risultato in tmp, e poi tmp viene moltiplicato con conjugated, salvando il risultato sempre in tmp. Infine viene risultata la nuova coordinata, le cui variabili hanno come valore rispettivamente la seconda, la terza e la quarta variabile di tmp.</text:span></text:p>
        </text:list-item>
        <text:list-item>
          <text:p text:style-name="P62">Conjugated: viene restituito un nuovo quaternione con gli stessi valori di quello passato in input e i segni invertiti della seconda, terza e quarta variabile.</text:p>
        </text:list-item>
      </text:list>
      <text:p text:style-name="P21"/>
      <text:p text:style-name="P21">Molutils = file contenente varie funzioni di utilità relative alla molecola.</text:p>
      <text:p text:style-name="P20">Funzioni:</text:p>
      <text:list xml:id="list1293787589" text:style-name="L14">
        <text:list-item>
          <text:p text:style-name="P66"><text:soft-page-break/>FindCenter: ottiene tutte le coordinate di tutti gli atomi della proteina, quindi ricava il punto medio tramite la funzione MidPoint di Geomutils.</text:p>
        </text:list-item>
        <text:list-item>
          <text:p text:style-name="P67">ListRadii: viene restituita la lista <text:span text:style-name="T71">contenente il</text:span> Radius di ogni atomo della molecola.</text:p>
        </text:list-item>
        <text:list-item>
          <text:p text:style-name="P68"><text:span text:style-name="T34">ListCoord</text:span><text:span text:style-name="T35">s</text:span><text:span text:style-name="T34">: viene restituita la lista contenente la coordinata di ogni atomo della molecola.</text:span></text:p>
        </text:list-item>
      </text:list>
      <text:p text:style-name="P69"/>
      <text:p text:style-name="P70">TModelManager = </text:p>
      <text:p text:style-name="P71">Attributi:</text:p>
      <text:list xml:id="list1128474461" text:style-name="L15">
        <text:list-item>
          <text:p text:style-name="P72">FModels: lista di TDockModel. </text:p>
        </text:list-item>
        <text:list-item>
          <text:p text:style-name="P72">FMinOverlap: </text:p>
        </text:list-item>
        <text:list-item>
          <text:p text:style-name="P72">FLastModel: l’indice dell’ultimo modello caricato in FModels.</text:p>
        </text:list-item>
        <text:list-item>
          <text:p text:style-name="P72">CurrentRotation: il quaternione</text:p>
        </text:list-item>
        <text:list-item>
          <text:p text:style-name="P72">GridScale: la scala della griglia, nell’applicazione viene posta di base a 1.</text:p>
        </text:list-item>
        <text:list-item>
          <text:p text:style-name="P72">ProbeGridTransVec: coordinata</text:p>
        </text:list-item>
      </text:list>
      <text:p text:style-name="P71"/>
      <text:p text:style-name="P73">TDockModel = insieme </text:p>
      <text:p text:style-name="P73">Attributi:</text:p>
      <text:list xml:id="list2893465189" text:style-name="L16">
        <text:list-item>
          <text:p text:style-name="P74">TransVec = vettore (coordinata) di traslazione.</text:p>
        </text:list-item>
        <text:list-item>
          <text:p text:style-name="P74">Rotation: Quaternione di rotazione.</text:p>
        </text:list-item>
        <text:list-item>
          <text:p text:style-name="P74">OverlapScore: punteggio del modello.</text:p>
        </text:list-item>
      </text:list>
      <text:p text:style-name="P73"/>
      <text:p text:style-name="P75">TDockingGrid = griglia associata ad una molecola.</text:p>
      <text:p text:style-name="P75">Attributi:</text:p>
      <text:list xml:id="list4173959998" text:style-name="L17">
        <text:list-item>
          <text:p text:style-name="P76">FCoords: coordinate degli atomi.</text:p>
        </text:list-item>
        <text:list-item>
          <text:p text:style-name="P95"><text:span text:style-name="T34">FCoreCutCoords: </text:span><text:span text:style-name="T38">lista di coordinate, nell’applicazione viene mantenuta vuota.</text:span></text:p>
        </text:list-item>
        <text:list-item>
          <text:p text:style-name="P76">FRads: raggi degli atomi.</text:p>
        </text:list-item>
        <text:list-item>
          <text:p text:style-name="P95"><text:span text:style-name="T34">FCoreCutRads: </text:span><text:span text:style-name="T38">lista di raggi, nell’applicazione viene mantenuta vuota.</text:span></text:p>
        </text:list-item>
        <text:list-item>
          <text:p text:style-name="P95"><text:span text:style-name="T34">FResolution: risoluzione della griglia, </text:span><text:span text:style-name="T58">ossia è la lunghezza minima del lato di una cella della griglia</text:span><text:span text:style-name="T34">, </text:span><text:span text:style-name="T37">nell’applicazione viene sempre posta a 1</text:span><text:span text:style-name="T34">.</text:span></text:p>
        </text:list-item>
        <text:list-item>
          <text:p text:style-name="P76">FTransVec: vettore (coordinata) di traslazione per aggiustare le coordinate degli atomi quando vengono caricati nella griglia.</text:p>
        </text:list-item>
        <text:list-item>
          <text:p text:style-name="P95"><text:span text:style-name="T34">FBase: </text:span><text:span text:style-name="T36">griglia usata per caricare gli atomi della molecola, che poi verranno suddivisi tra FSurf e FCore, rispettivamente se appartengono alla parte superficiale o centrale della proteina; è di tipo TGridShape.</text:span></text:p>
        </text:list-item>
        <text:list-item>
          <text:p text:style-name="P77">FSurf: griglia usata per contenere gli atomi superficiali della molecola, è di tipo TGridShape.</text:p>
        </text:list-item>
        <text:list-item>
          <text:p text:style-name="P96"><text:span text:style-name="T34">FCore: griglia usata per contenere gli atomi centrali della molecola, è di tipo </text:span><text:span text:style-name="T36">TGridShape.</text:span></text:p>
        </text:list-item>
      </text:list>
      <text:p text:style-name="P23"><text:span text:style-name="T36">M</text:span><text:span text:style-name="T34">etodi:</text:span></text:p>
      <text:list xml:id="list3139939142" text:style-name="L18">
        <text:list-item>
          <text:p text:style-name="P79">BuildFromSpheres: metodo in cui viene finito di costruire l’oggetto, inizialmente vengono salvati i valori ricevuti in input rispettivamente in FCoords, FRads, FCoreCutCoords e FCoreCutRads (di fatto nell’applicazione le ultime due rimangono vuote). Quindi vengono invocati in successione BuildBaseGrid, BuildSurfCoreGrids, ComputeShapeStats(FSurf) e ComputeShapeStats(FCore). Infine FRads, FCoreCutCoords e FCoreCutRads vengono svuotati.</text:p>
        </text:list-item>
        <text:list-item>
          <text:p text:style-name="P97"><text:span text:style-name="T34">BuildBaseGrid: </text:span><text:span text:style-name="T39">trasla la struttura con FTransVec e </text:span><text:span text:style-name="T40">costruisce FBase. </text:span><text:span text:style-name="T41">Innanzitutto aggiusta le coordinate facendo maxrad:=Max(Max(FRads),FResolution), </text:span><text:span text:style-name="T42">quindi trasla le coordinate in modo da lasciare uno strato di celle vuote; per fare ciò </text:span><text:span text:style-name="T43">prende come FTransVec il minimo di FCoords (che è rappresentato dal minimo valore per ogni componente), quindi inverte i segni (lo rende positivo) e somma maxrad + FResolution. </text:span><text:span text:style-name="T44">Dopodiché aggiunge FTransVec a tutte le coordinate di FCoords, </text:span><text:span text:style-name="T45">e salva come ‘top’ la somma tra il massimo di FCoords e maxrad + 1.5 * FResolution.</text:span><text:span text:style-name="T43"> A questo punto ricava e stabilisce le lunghezze di </text:span><text:span text:style-name="T51">Grid di </text:span><text:span text:style-name="T43">FBase, </text:span><text:span text:style-name="T46">perché la prima componente di top rappresenta la lunghezza della prima dimensione di Grid e la seconda quella della seconda dimensione, mentre la terza viene usata per </text:span><text:soft-page-break/><text:span text:style-name="T46">definire la lunghezza di una nuova variabile chiamata ‘zline’. Per usar</text:span><text:span text:style-name="T47">l</text:span><text:span text:style-name="T46">e ve</text:span><text:span text:style-name="T47">ngono</text:span><text:span text:style-name="T46"> prima divis</text:span><text:span text:style-name="T47">e</text:span><text:span text:style-name="T46"> per FResolution, e infine v</text:span><text:span text:style-name="T47">engono</text:span><text:span text:style-name="T46"> arrotondat</text:span><text:span text:style-name="T47">e</text:span><text:span text:style-name="T46">. </text:span><text:span text:style-name="T47">Quindi viene post</text:span><text:span text:style-name="T48">a</text:span><text:span text:style-name="T47"> come ZMax di FBase la lunghezza di zline </text:span><text:span text:style-name="T49">meno </text:span><text:span text:style-name="T50">uno</text:span><text:span text:style-name="T47">, </text:span><text:span text:style-name="T48">e viene costruito un TGeomHasher chiamato ‘hash’ </text:span><text:span text:style-name="T52">(usando FCoords come Points, maxrad come GridStep e FRads come Rads)</text:span><text:span text:style-name="T48">. </text:span><text:span text:style-name="T51">Viene definita una coordinata xyzpoint, dopodiché si itera sulla lunghezza della prima dimensione di Grid di FBase, sulla lunghezza della seconda e sulla lunghezza di zline; in ogni ciclo viene innanzitutto definita la rispettiva componente di xyzpoint, ossia in ordine x, y e z, facendo ‘componente + 1.5 * FResolution’. A questo punto si verifica tramite il metodo IsInnerPoint di hash (TGeomHasher) se xyzpoint è un punto interno, in caso positivo la cella corrispondente di zline viene posta a 1, altrimenti viene posta a 0. Infine viene invocato il metodo IntegersToLine.</text:span></text:p>
        </text:list-item>
        <text:list-item>
          <text:p text:style-name="P80">BuildSurfCoreGrids: <text:span text:style-name="T74">costruisce FSurf e FCore a partire da FBase. Innanzitutto le lunghezza delle loro griglie e quella della prima dimensione delle loro griglie vengono poste uguali a quelle di FBase (perciò saranno diversi la seconda dimensione, la terza e i valori contenuti), dopodiché vengono definiti tre nuovi array, ‘neighs’, ‘surfs’ e ‘cores’, di lunghezza pari a ZMax di FBase più 1. Viene eseguito un ciclo da 1 alla lunghezza di Grid di FBase meno due, in viene posta una variabile y pari a 1 e viene invocato il metodo ResetBaselines. Sempre all’interno del ciclo viene eseguito un do while, in cui vengono invocati i metodi SetSurfCoreLine e BaseLineIncY, e da cui si esce quando y è maggiore o uguale alla lunghezza di FBase di Grid meno due. Infine dopo il do while e prima della fine del for viene invocato nuovamente SetSurfCoreLine.</text:span></text:p>
        </text:list-item>
        <text:list-item>
          <text:p text:style-name="P89">ResetBaselines: <text:span text:style-name="T75">prepara i 3 array ricevuti in input. Innanzitutto pone tutti i valori che contengono a 0, quindi esegue due cicli annidati, il primo da X-1 a X+1 e il secondo da Y-1 a Y+1, in cui viene invocato il metodo UpdateNeighbours (passando FBase.Grid[x, y] come Line, e 1 come Mult).</text:span></text:p>
        </text:list-item>
        <text:list-item>
          <text:p text:style-name="P88">SetSurfCoreLine: <text:span text:style-name="T78">popola la linea in posizione X Y di FSurf e FCore. All’inizio esegue due cicli annidati, il primo da 0 alla lunghezza di FBase.Grid[X,Y] meno uno, il secondo da FBase.Grid[X,Y,z,0] a FBase.Grid[X,Y, z,1] (z è l’indice del primo ciclo); al loro interno verifica se neighs[zz] (zz è l’indice del secondo ciclo) è maggiore o uguale a 27, in caso affermativo cores[zz] viene posto a 1, altrimenti viene posto a 1 surfs[zz]. Infine dopo i cicli viene invocato IntegersToLine di linegrids su cores, il cui risultato viene salvato dentro a FCore.Grid[X,Y], e su surfs, che viene salvato dentro a FSurf.Grid[X,Y].</text:span></text:p>
        </text:list-item>
        <text:list-item>
          <text:p text:style-name="P88">BaseLineIncY: <text:span text:style-name="T79">invoca UpdateNeighbours tre volte, rispettivamente su FBase.Grid[X-1,Y-1], FBase.Grid[X,Y-1] e FBase.Grid[X+1,Y-1], passando -1 come Mult. Invoca SetLineVals per surfs e cores (passando Fbase.Grid[X,Y] come ValArray e 0 come Val) e incrementando Y. Infine invoca nuovamente UpdateNeighbours tre volte, rispettivamente su FBase.Grid[X-1,Y+1], FBase.Grid[X,Y+1] e Fbase.Grid[X+1,Y+1], ponendo 1 come Mult.</text:span></text:p>
        </text:list-item>
        <text:list-item>
          <text:p text:style-name="P90">UpdateNeighbours: <text:span text:style-name="T77">costruisce neighs. Inizia eseguendo un ciclo da 0 alla lunghezza di Line meno 1, quindi ricava due variabili ‘top’ e ‘bot’ in cui salva rispettivamente la prima e la seconda variabile di Line[z]. A questo punto aggiunge Mult (cioè 1 o -1 di fatto) a neigh[bot-1], neigh[top+1] e neigh[bot] (aggiorna i vicini dato che lui è un vicino, e quindi aggiorna sé stesso). Se bot è minore di top allora aggiunge Mult a neigh[bot] e 2*Mult a neigh[top] (così neigh[bot] e neigh[top] avranno valore 2, immagino perché ognuno è vicino di sé stesso). Infine per tutte le celle in posizione tra bot+1 e top-1 viene aggiunto 3*Mult (non ho capito bene perché).</text:span></text:p>
        </text:list-item>
        <text:list-item>
          <text:p text:style-name="P93">SetLineVals: <text:span text:style-name="T80">apre due cicli annidati, il primo da 0 alla lunghezza di Line meno 1 e il secondo da Line[z,0] a Line[z,1] (z è l’indice del primo ciclo, mentre per il secondo viene usato zz); all’interno del ciclo pone ValArray[zz] pari a Val.</text:span></text:p>
        </text:list-item>
      </text:list>
      <text:p text:style-name="P78"/>
      <text:p text:style-name="P22"><text:span text:style-name="T36">T</text:span><text:span text:style-name="T34">GridShape = insieme</text:span></text:p>
      <text:p text:style-name="P83">Attributi:</text:p>
      <text:list xml:id="list1041087559" text:style-name="L19">
        <text:list-item>
          <text:p text:style-name="P84">Grid: griglia, è di tipo TGridPlane.</text:p>
        </text:list-item>
        <text:list-item>
          <text:p text:style-name="P84"><text:soft-page-break/>NonEmpty: array orientato nell’asse X, composto da linee della griglia non vuote, è di tipo TLineArray.</text:p>
        </text:list-item>
        <text:list-item>
          <text:p text:style-name="P84">CellCounts: </text:p>
        </text:list-item>
        <text:list-item>
          <text:p text:style-name="P84">TotalCount: </text:p>
        </text:list-item>
        <text:list-item>
          <text:p text:style-name="P84">ZMax: </text:p>
        </text:list-item>
      </text:list>
      <text:p text:style-name="P83"/>
      <text:p text:style-name="P85">TLineSegment: indica l’inizio e la fine di un segmento, contiene due valori numerici interi.</text:p>
      <text:p text:style-name="P85">TGridLine: lista di segmenti disgiunti (quindi di TLineSegment), ordinati dal minore al maggiore.</text:p>
      <text:p text:style-name="P85">TLineArray: lista di TGridLine.</text:p>
      <text:p text:style-name="P85">TGridPlane: lista di liste di TGridLine.</text:p>
      <text:p text:style-name="P85"/>
      <text:p text:style-name="P91">linegrids = file in cui vengono <text:span text:style-name="T76">costruite e</text:span> gestite le griglie <text:span text:style-name="T76">tridimensionali, e che contiene le classi TLineSegment, TGridLine, TLineArray, TGridPlane, TGridShape, TDomainBlock, TDomainGrid e TDockingGrid.</text:span></text:p>
      <text:p text:style-name="P92">Funzioni:</text:p>
      <text:list xml:id="list563906293" text:style-name="L22">
        <text:list-item>
          <text:p text:style-name="P81">ComputeShapeStats: </text:p>
        </text:list-item>
        <text:list-item>
          <text:p text:style-name="P82">IntegersToLine: <text:span text:style-name="T72">analizza l’array ottenuto in input, pone a False la variabile booleana ‘isin’, trova la prima cella con valore maggiore di Threshold (che nell’applicazione di fatto è sempre 0, ossia cerca le celle con valore 1), verifica che isin sia False, quindi crea un nuovo TLineSegment all’interno della lista da restituire che ha come primo valore l’indice f; dopodiché continua a scorrere l’array finché non trova un valore minore o uguale di Threshold (ossia di fatto quando è 0), dato che isin è True e quindi con le celle con valore maggiore di Threshold non succede nulla, a quel punto isin è True e perciò vengono aggiornati il secondo valore dell’ultimo TLineSegment inserito con f e isin con False. Si ripete tutta la procedura dalla ricerca della cella con valore maggiore di Threshold. Quando la ricerca è finita e isin è True viene aggiornata la seconda variabile dell’ultimo TLineSegment inserito con la lunghezza dell’array meno uno. Infine viene restituita la lista, che conterrà perciò tutti gli insiemi di celle contigue in cui è presenteparte di un atomo.<text:line-break/>Da notare che nella funzione sono previsti Limit1 e Limit2, i quali di fatto non sono mai diversi dai valori standard, in ogni caso servono per restringere l’analisi dell’array, quindi per applicarli basta partire da Limit1 anziché Limit2 e sostituire tutte le operazioni in cui è richiesta la lunghezza dell’array con Limit2.</text:span></text:p>
        </text:list-item>
        <text:list-item>
          <text:p text:style-name="P94">CountCells: </text:p>
        </text:list-item>
      </text:list>
      <text:p text:style-name="P85"/>
      <text:p text:style-name="P24"><text:span text:style-name="T34">TGeomHasher = </text:span><text:span text:style-name="T52">classe per individuare velocemente la posizione dell’atomo nella griglia, </text:span><text:span text:style-name="T61">in cui ogni atomo viene visto come un punto, e quindi come una coordinata, senza perciò considerare altri fattori come la sua grandezza (viene posto che ogni cella ha lunghezza pari al raggio dell’atomo più grande)</text:span><text:span text:style-name="T52">.</text:span></text:p>
      <text:p text:style-name="P25"><text:span text:style-name="T52">A</text:span><text:span text:style-name="T34">ttributi:</text:span></text:p>
      <text:list xml:id="list455057361" text:style-name="L20">
        <text:list-item>
          <text:p text:style-name="P98"><text:span text:style-name="T34">FHashGrid: indici dei punti della griglia, </text:span><text:span text:style-name="T53">è una lista di liste di liste di liste di interi</text:span><text:span text:style-name="T34">.</text:span></text:p>
        </text:list-item>
        <text:list-item>
          <text:p text:style-name="P99"><text:span text:style-name="T34">FShiftToGrid: </text:span><text:span text:style-name="T55">è la coordinata da togliere/aggiungere per passare rispettivamente dai punti alla griglia e dalla griglia ai punti; serve per portare la coordinata minore sul punto 0, e quindi rendere tutte le coordinate positive.</text:span></text:p>
        </text:list-item>
        <text:list-item>
          <text:p text:style-name="P86">FInvGridStep: corrisponde a 1 / GridStep, dove GridStep è la grandezza del lato di una cella della griglia (le celle sono pensate per essere <text:span text:style-name="T73">cubiche</text:span>, quindi il valore è identico in tutti gli assi).</text:p>
        </text:list-item>
        <text:list-item>
          <text:p text:style-name="P86">FHighX, FHighY, FHighZ: lunghezza della griglia nel rispettivo asse meno uno.</text:p>
        </text:list-item>
        <text:list-item>
          <text:p text:style-name="P86">FPoints: le coordinate dei punti della griglia.</text:p>
        </text:list-item>
        <text:list-item>
          <text:p text:style-name="P86">FRads: i raggi dei punti della griglia.</text:p>
        </text:list-item>
      </text:list>
      <text:p text:style-name="P87">Metodi:</text:p>
      <text:list xml:id="list1899229724" text:style-name="L21">
        <text:list-item>
          <text:p text:style-name="P100"><text:span text:style-name="T34">Create (costruttore): </text:span><text:span text:style-name="T54">Innanzitutto calcola FInvGridStep con il GridStep ottenuto in input, e invoca il metodo di supporto Setup; </text:span><text:span text:style-name="T55">quindi popola F</text:span><text:span text:style-name="T69">H</text:span><text:span text:style-name="T55">ashGrid </text:span><text:span text:style-name="T60">con i punti di F</text:span><text:span text:style-name="T68">P</text:span><text:span text:style-name="T60">oints, </text:span><text:soft-page-break/><text:span text:style-name="T60">sommando la rispettiva coordinata con FShiftToGrid </text:span><text:span text:style-name="T70">(nota che così il minimo valore possibile per le coordinate sarà 0)</text:span><text:span text:style-name="T60">, salvandola in una variabile ‘c’, ed eseguendo</text:span></text:p>
          <text:p text:style-name="P59">x:=Trunc(c[0]*FInvGridStep);</text:p>
          <text:p text:style-name="P59">y:=Trunc(c[1]*FInvGridStep);</text:p>
          <text:p text:style-name="P59">z:=Trunc(c[2]*FInvGridStep);</text:p>
          <text:p text:style-name="P101"><text:span text:style-name="T34">per </text:span><text:span text:style-name="T66">aggiungere</text:span><text:span text:style-name="T34"> l’indice del ciclo (quindi l’indice del punto in FPoints) dentro a</text:span><text:span text:style-name="T66">lla lista in</text:span><text:span text:style-name="T34"> F</text:span><text:span text:style-name="T67">H</text:span><text:span text:style-name="T34">ashGrid[x, y, z].</text:span></text:p>
        </text:list-item>
        <text:list-item>
          <text:p text:style-name="P100"><text:span text:style-name="T34">Setup: metodo usato solo dal costruttore, </text:span><text:span text:style-name="T56">in cui per prima cosa vengono salvati il massimo e il minimo di Points in ‘maxc’ e ‘minc’; </text:span><text:span text:style-name="T57">dopodiché viene ricavato FShiftToGrid cambiando i segni di minc. </text:span><text:span text:style-name="T58">Si ricavano i 3 FHigh facendo</text:span></text:p>
          <text:p text:style-name="P57"><text:span text:style-name="T58">F</text:span><text:span text:style-name="T65">H</text:span><text:span text:style-name="T58">ighX:=Trunc((maxc[0] – minc[0]) / GridStep);</text:span></text:p>
          <text:p text:style-name="P57"><text:span text:style-name="T58">F</text:span><text:span text:style-name="T65">H</text:span><text:span text:style-name="T58">ighY:=Trunc((maxc[1] - minc[1]) / GridStep);</text:span></text:p>
          <text:p text:style-name="P57"><text:span text:style-name="T58">F</text:span><text:span text:style-name="T65">H</text:span><text:span text:style-name="T58">ighZ:=Trunc((maxc[2] – minc[2]) / GridStep);</text:span></text:p>
          <text:p text:style-name="P102"><text:span text:style-name="T34">in cui Trunc indica che il valore viene arrotondato per difetto, quindi vengono definite le lunghezze di FHashGrid usando i 3 FHigh. </text:span><text:span text:style-name="T59">Infine vengono copiati i valori di Points e Rads dentro a FPoints e FRads.</text:span></text:p>
        </text:list-item>
        <text:list-item>
          <text:p text:style-name="P103"><text:span text:style-name="T34">IsInnerPoint: </text:span><text:span text:style-name="T62">viene sommato FShiftToGrid alla coordinata in input C, quindi il risultato viene moltiplicato per FInvGridStep e la coordinata ottenuta viene salvata nella variabile ‘tmpc’. </text:span><text:span text:style-name="T63">Viene posto Result, ossia la variabile da restituire, a False, quindi viene eseguito</text:span></text:p>
          <text:p text:style-name="P60">GridBounds(x1, x2, tmpc[0], FHighX);</text:p>
          <text:p text:style-name="P60">GridBounds(y1, y2, tmpc[1], FHighY);</text:p>
          <text:p text:style-name="P58"><text:span text:style-name="T63">GridBounds(z1, z2, tmpc[2], F</text:span><text:span text:style-name="T64">H</text:span><text:span text:style-name="T63">ighZ);.</text:span></text:p>
          <text:p text:style-name="P63"><text:span text:style-name="T63">V</text:span><text:span text:style-name="T34">engono cominciati 4 cicli, ognuno interno al precedente, che vanno rispettivamente da x1 a x2, da y1 a y2, da z1 a z2 e da 0 all’ultimo elemento di FHashGrid[x, y, z]. Viene perciò salvato FHashGrid[x, y, z, f] nella variabile ‘ix’, quindi viene calcolata la distanza tra C e la coordinata del punto ix, e viene verificato se il risultato è minore del raggio del punto ix; in caso affermativo viene restituito True, altrimenti si continua ad iterare, e se non ci sono risultati positivi viene restituito False.</text:span></text:p>
        </text:list-item>
        <text:list-item>
          <text:p text:style-name="P64"><text:span text:style-name="T63">G</text:span><text:span text:style-name="T34">ridBounds: </text:span><text:span text:style-name="T66">confronta Val in modo che gli estremi B1 e B2 non risultino oltre i limiti della griglia, inoltre fornisce un segmento in cui è presente Val (non so se potremmo definirlo un intorno). Innanzitutto prende il valore di Val arrotondato per difetto, quindi lo salva diminuito e aumentato di 1 rispettivamente in B1 e B2. Quindi per ognuno di questi ultimi verifica se il valore eccede Hi o è negativo, ponendolo uguale a Hi nel primo caso e uguale a 0 nel secondo.</text:span></text:p>
          <text:p text:style-name="P65"/>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8:43:28.924000000</meta:creation-date>
    <meta:generator>LibreOffice/6.1.4.2$Windows_X86_64 LibreOffice_project/9d0f32d1f0b509096fd65e0d4bec26ddd1938fd3</meta:generator>
    <dc:date>2019-01-14T19:24:12.035000000</dc:date>
    <meta:editing-duration>PT9H34M57S</meta:editing-duration>
    <meta:editing-cycles>172</meta:editing-cycles>
    <meta:document-statistic meta:table-count="0" meta:image-count="0" meta:object-count="0" meta:page-count="8" meta:paragraph-count="182" meta:word-count="4064" meta:character-count="26114" meta:non-whitespace-character-count="22343"/>
  </office:meta>
</office:document-meta>
</file>